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473cm"/>
    </style:style>
    <style:style style:name="co3" style:family="table-column">
      <style:table-column-properties fo:break-before="auto" style:column-width="2.99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default-cell-style-name="Default"/>
        <table:table-column table:style-name="co1" table:number-columns-repeated="3" table:default-cell-style-name="ce3"/>
        <table:table-column table:style-name="co1" table:number-columns-repeated="4" table:default-cell-style-name="Default"/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x coord</text:p>
          </table:table-cell>
          <table:table-cell office:value-type="string" calcext:value-type="string">
            <text:p>y coord</text:p>
          </table:table-cell>
          <table:table-cell office:value-type="string" calcext:value-type="string">
            <text:p>brightness</text:p>
          </table:table-cell>
          <table:table-cell/>
          <table:table-cell table:style-name="ce2" office:value-type="string" calcext:value-type="string">
            <text:p>field_x</text:p>
          </table:table-cell>
          <table:table-cell table:style-name="ce2" office:value-type="string" calcext:value-type="string">
            <text:p>field_y</text:p>
          </table:table-cell>
          <table:table-cell table:style-name="ce2" office:value-type="string" calcext:value-type="string">
            <text:p>FLUX</text:p>
          </table:table-cell>
          <table:table-cell/>
          <table:table-cell office:value-type="string" calcext:value-type="string">
            <text:p>error_x</text:p>
          </table:table-cell>
          <table:table-cell office:value-type="string" calcext:value-type="string">
            <text:p>error_y</text:p>
          </table:table-cell>
          <table:table-cell office:value-type="string" calcext:value-type="string">
            <text:p>abs_err_x</text:p>
          </table:table-cell>
          <table:table-cell office:value-type="string" calcext:value-type="string">
            <text:p>abs_err_y</text:p>
          </table:table-cell>
          <table:table-cell table:number-columns-repeated="2"/>
        </table:table-row>
        <table:table-row table:style-name="ro1">
          <table:table-cell office:value-type="float" office:value="707.689569592711" calcext:value-type="float">
            <text:p>707.689569592711</text:p>
          </table:table-cell>
          <table:table-cell office:value-type="float" office:value="590.291901815463" calcext:value-type="float">
            <text:p>590.291901815463</text:p>
          </table:table-cell>
          <table:table-cell office:value-type="float" office:value="10.1287878787879" calcext:value-type="float">
            <text:p>10.1287878787879</text:p>
          </table:table-cell>
          <table:table-cell/>
          <table:table-cell office:value-type="float" office:value="707.7524" calcext:value-type="float">
            <text:p>707.7524</text:p>
          </table:table-cell>
          <table:table-cell office:value-type="float" office:value="590.3615" calcext:value-type="float">
            <text:p>590.3615</text:p>
          </table:table-cell>
          <table:table-cell office:value-type="float" office:value="32.25647" calcext:value-type="float">
            <text:p>32.25647</text:p>
          </table:table-cell>
          <table:table-cell/>
          <table:table-cell table:formula="of:=[.A2]-[.E2]" office:value-type="float" office:value="-0.0628304072885157" calcext:value-type="float">
            <text:p>-0.0628304072885157</text:p>
          </table:table-cell>
          <table:table-cell table:formula="of:=[.B2]-[.F2]" office:value-type="float" office:value="-0.0695981845374263" calcext:value-type="float">
            <text:p>-0.0695981845374263</text:p>
          </table:table-cell>
          <table:table-cell table:formula="of:=ABS([.I2])" office:value-type="float" office:value="0.0628304072885157" calcext:value-type="float">
            <text:p>0.0628304072885157</text:p>
          </table:table-cell>
          <table:table-cell table:formula="of:=ABS([.J2])" office:value-type="float" office:value="0.0695981845374263" calcext:value-type="float">
            <text:p>0.0695981845374263</text:p>
          </table:table-cell>
          <table:table-cell table:number-columns-repeated="2"/>
        </table:table-row>
        <table:table-row table:style-name="ro1">
          <table:table-cell office:value-type="float" office:value="664.895950155763" calcext:value-type="float">
            <text:p>664.895950155763</text:p>
          </table:table-cell>
          <table:table-cell office:value-type="float" office:value="517.077881619938" calcext:value-type="float">
            <text:p>517.077881619938</text:p>
          </table:table-cell>
          <table:table-cell office:value-type="float" office:value="4.42148760330579" calcext:value-type="float">
            <text:p>4.42148760330579</text:p>
          </table:table-cell>
          <table:table-cell/>
          <table:table-cell office:value-type="float" office:value="665.0005" calcext:value-type="float">
            <text:p>665.0005</text:p>
          </table:table-cell>
          <table:table-cell office:value-type="float" office:value="517.1737" calcext:value-type="float">
            <text:p>517.1737</text:p>
          </table:table-cell>
          <table:table-cell office:value-type="float" office:value="15.87479" calcext:value-type="float">
            <text:p>15.87479</text:p>
          </table:table-cell>
          <table:table-cell/>
          <table:table-cell table:formula="of:=[.A3]-[.E3]" office:value-type="float" office:value="-0.104549844236658" calcext:value-type="float">
            <text:p>-0.104549844236658</text:p>
          </table:table-cell>
          <table:table-cell table:formula="of:=[.B3]-[.F3]" office:value-type="float" office:value="-0.0958183800623829" calcext:value-type="float">
            <text:p>-0.0958183800623829</text:p>
          </table:table-cell>
          <table:table-cell table:formula="of:=ABS([.I3])" office:value-type="float" office:value="0.104549844236658" calcext:value-type="float">
            <text:p>0.104549844236658</text:p>
          </table:table-cell>
          <table:table-cell table:formula="of:=ABS([.J3])" office:value-type="float" office:value="0.0958183800623829" calcext:value-type="float">
            <text:p>0.0958183800623829</text:p>
          </table:table-cell>
          <table:table-cell table:number-columns-repeated="2"/>
        </table:table-row>
        <table:table-row table:style-name="ro1">
          <table:table-cell office:value-type="float" office:value="681.354323802841" calcext:value-type="float">
            <text:p>681.354323802841</text:p>
          </table:table-cell>
          <table:table-cell office:value-type="float" office:value="291.363445009647" calcext:value-type="float">
            <text:p>291.363445009647</text:p>
          </table:table-cell>
          <table:table-cell office:value-type="float" office:value="4.28324567993989" calcext:value-type="float">
            <text:p>4.28324567993989</text:p>
          </table:table-cell>
          <table:table-cell/>
          <table:table-cell office:value-type="float" office:value="681.4002" calcext:value-type="float">
            <text:p>681.4002</text:p>
          </table:table-cell>
          <table:table-cell office:value-type="float" office:value="291.3619" calcext:value-type="float">
            <text:p>291.3619</text:p>
          </table:table-cell>
          <table:table-cell office:value-type="float" office:value="16.28711" calcext:value-type="float">
            <text:p>16.28711</text:p>
          </table:table-cell>
          <table:table-cell/>
          <table:table-cell table:formula="of:=[.A4]-[.E4]" office:value-type="float" office:value="-0.045876197158691" calcext:value-type="float">
            <text:p>-0.045876197158691</text:p>
          </table:table-cell>
          <table:table-cell table:formula="of:=[.B4]-[.F4]" office:value-type="float" office:value="0.00154500964737281" calcext:value-type="float">
            <text:p>0.00154500964737281</text:p>
          </table:table-cell>
          <table:table-cell table:formula="of:=ABS([.I4])" office:value-type="float" office:value="0.045876197158691" calcext:value-type="float">
            <text:p>0.045876197158691</text:p>
          </table:table-cell>
          <table:table-cell table:formula="of:=ABS([.J4])" office:value-type="float" office:value="0.00154500964737281" calcext:value-type="float">
            <text:p>0.00154500964737281</text:p>
          </table:table-cell>
          <table:table-cell table:number-columns-repeated="2"/>
        </table:table-row>
        <table:table-row table:style-name="ro1">
          <table:table-cell office:value-type="float" office:value="615.490605427975" calcext:value-type="float">
            <text:p>615.490605427975</text:p>
          </table:table-cell>
          <table:table-cell office:value-type="float" office:value="343.812943632568" calcext:value-type="float">
            <text:p>343.812943632568</text:p>
          </table:table-cell>
          <table:table-cell office:value-type="float" office:value="2.47417355371901" calcext:value-type="float">
            <text:p>2.47417355371901</text:p>
          </table:table-cell>
          <table:table-cell/>
          <table:table-cell office:value-type="float" office:value="615.5535" calcext:value-type="float">
            <text:p>615.5535</text:p>
          </table:table-cell>
          <table:table-cell office:value-type="float" office:value="343.838" calcext:value-type="float">
            <text:p>343.838</text:p>
          </table:table-cell>
          <table:table-cell office:value-type="float" office:value="9.095749" calcext:value-type="float">
            <text:p>9.095749</text:p>
          </table:table-cell>
          <table:table-cell/>
          <table:table-cell table:formula="of:=[.A5]-[.E5]" office:value-type="float" office:value="-0.0628945720247884" calcext:value-type="float">
            <text:p>-0.0628945720247884</text:p>
          </table:table-cell>
          <table:table-cell table:formula="of:=[.B5]-[.F5]" office:value-type="float" office:value="-0.0250563674321143" calcext:value-type="float">
            <text:p>-0.0250563674321143</text:p>
          </table:table-cell>
          <table:table-cell table:formula="of:=ABS([.I5])" office:value-type="float" office:value="0.0628945720247884" calcext:value-type="float">
            <text:p>0.0628945720247884</text:p>
          </table:table-cell>
          <table:table-cell table:formula="of:=ABS([.J5])" office:value-type="float" office:value="0.0250563674321143" calcext:value-type="float">
            <text:p>0.0250563674321143</text:p>
          </table:table-cell>
          <table:table-cell table:number-columns-repeated="2"/>
        </table:table-row>
        <table:table-row table:style-name="ro1">
          <table:table-cell office:value-type="float" office:value="565.071093226023" calcext:value-type="float">
            <text:p>565.071093226023</text:p>
          </table:table-cell>
          <table:table-cell office:value-type="float" office:value="304.555331991952" calcext:value-type="float">
            <text:p>304.555331991952</text:p>
          </table:table-cell>
          <table:table-cell office:value-type="float" office:value="2.05371900826446" calcext:value-type="float">
            <text:p>2.05371900826446</text:p>
          </table:table-cell>
          <table:table-cell/>
          <table:table-cell office:value-type="float" office:value="565.0764" calcext:value-type="float">
            <text:p>565.0764</text:p>
          </table:table-cell>
          <table:table-cell office:value-type="float" office:value="304.4963" calcext:value-type="float">
            <text:p>304.4963</text:p>
          </table:table-cell>
          <table:table-cell office:value-type="float" office:value="6.701903" calcext:value-type="float">
            <text:p>6.701903</text:p>
          </table:table-cell>
          <table:table-cell/>
          <table:table-cell table:formula="of:=[.A6]-[.E6]" office:value-type="float" office:value="-0.0053067739773951" calcext:value-type="float">
            <text:p>-0.0053067739773951</text:p>
          </table:table-cell>
          <table:table-cell table:formula="of:=[.B6]-[.F6]" office:value-type="float" office:value="0.059031991951656" calcext:value-type="float">
            <text:p>0.059031991951656</text:p>
          </table:table-cell>
          <table:table-cell table:formula="of:=ABS([.I6])" office:value-type="float" office:value="0.0053067739773951" calcext:value-type="float">
            <text:p>0.0053067739773951</text:p>
          </table:table-cell>
          <table:table-cell table:formula="of:=ABS([.J6])" office:value-type="float" office:value="0.059031991951656" calcext:value-type="float">
            <text:p>0.059031991951656</text:p>
          </table:table-cell>
          <table:table-cell table:number-columns-repeated="2"/>
        </table:table-row>
        <table:table-row table:style-name="ro1">
          <table:table-cell office:value-type="float" office:value="231.5" calcext:value-type="float">
            <text:p>231.5</text:p>
          </table:table-cell>
          <table:table-cell office:value-type="float" office:value="684.130434782609" calcext:value-type="float">
            <text:p>684.130434782609</text:p>
          </table:table-cell>
          <table:table-cell office:value-type="float" office:value="1.1404958677686" calcext:value-type="float">
            <text:p>1.1404958677686</text:p>
          </table:table-cell>
          <table:table-cell/>
          <table:table-cell office:value-type="float" office:value="231.5707" calcext:value-type="float">
            <text:p>231.5707</text:p>
          </table:table-cell>
          <table:table-cell office:value-type="float" office:value="684.1841" calcext:value-type="float">
            <text:p>684.1841</text:p>
          </table:table-cell>
          <table:table-cell office:value-type="float" office:value="3.541721" calcext:value-type="float">
            <text:p>3.541721</text:p>
          </table:table-cell>
          <table:table-cell/>
          <table:table-cell table:formula="of:=[.A7]-[.E7]" office:value-type="float" office:value="-0.070699999999988" calcext:value-type="float">
            <text:p>-0.070699999999988</text:p>
          </table:table-cell>
          <table:table-cell table:formula="of:=[.B7]-[.F7]" office:value-type="float" office:value="-0.0536652173911989" calcext:value-type="float">
            <text:p>-0.0536652173911989</text:p>
          </table:table-cell>
          <table:table-cell table:formula="of:=ABS([.I7])" office:value-type="float" office:value="0.070699999999988" calcext:value-type="float">
            <text:p>0.070699999999988</text:p>
          </table:table-cell>
          <table:table-cell table:formula="of:=ABS([.J7])" office:value-type="float" office:value="0.0536652173911989" calcext:value-type="float">
            <text:p>0.0536652173911989</text:p>
          </table:table-cell>
          <table:table-cell table:number-columns-repeated="2"/>
        </table:table-row>
        <table:table-row table:style-name="ro1">
          <table:table-cell office:value-type="float" office:value="443.782945736434" calcext:value-type="float">
            <text:p>443.782945736434</text:p>
          </table:table-cell>
          <table:table-cell office:value-type="float" office:value="234.899224806202" calcext:value-type="float">
            <text:p>234.899224806202</text:p>
          </table:table-cell>
          <table:table-cell office:value-type="float" office:value="1.06611570247934" calcext:value-type="float">
            <text:p>1.06611570247934</text:p>
          </table:table-cell>
          <table:table-cell/>
          <table:table-cell office:value-type="float" office:value="443.7879" calcext:value-type="float">
            <text:p>443.7879</text:p>
          </table:table-cell>
          <table:table-cell office:value-type="float" office:value="234.8982" calcext:value-type="float">
            <text:p>234.8982</text:p>
          </table:table-cell>
          <table:table-cell office:value-type="float" office:value="3.639048" calcext:value-type="float">
            <text:p>3.639048</text:p>
          </table:table-cell>
          <table:table-cell/>
          <table:table-cell table:formula="of:=[.A8]-[.E8]" office:value-type="float" office:value="-0.00495426356593498" calcext:value-type="float">
            <text:p>-0.00495426356593498</text:p>
          </table:table-cell>
          <table:table-cell table:formula="of:=[.B8]-[.F8]" office:value-type="float" office:value="0.00102480620154211" calcext:value-type="float">
            <text:p>0.00102480620154211</text:p>
          </table:table-cell>
          <table:table-cell table:formula="of:=ABS([.I8])" office:value-type="float" office:value="0.00495426356593498" calcext:value-type="float">
            <text:p>0.00495426356593498</text:p>
          </table:table-cell>
          <table:table-cell table:formula="of:=ABS([.J8])" office:value-type="float" office:value="0.00102480620154211" calcext:value-type="float">
            <text:p>0.00102480620154211</text:p>
          </table:table-cell>
          <table:table-cell table:number-columns-repeated="2"/>
        </table:table-row>
        <table:table-row table:style-name="ro1">
          <table:table-cell office:value-type="float" office:value="522.23417721519" calcext:value-type="float">
            <text:p>522.23417721519</text:p>
          </table:table-cell>
          <table:table-cell office:value-type="float" office:value="497.052742616034" calcext:value-type="float">
            <text:p>497.052742616034</text:p>
          </table:table-cell>
          <table:table-cell office:value-type="float" office:value="0.979338842975207" calcext:value-type="float">
            <text:p>0.979338842975207</text:p>
          </table:table-cell>
          <table:table-cell/>
          <table:table-cell office:value-type="float" office:value="522.0807" calcext:value-type="float">
            <text:p>522.0807</text:p>
          </table:table-cell>
          <table:table-cell office:value-type="float" office:value="497.1056" calcext:value-type="float">
            <text:p>497.1056</text:p>
          </table:table-cell>
          <table:table-cell office:value-type="float" office:value="3.472667" calcext:value-type="float">
            <text:p>3.472667</text:p>
          </table:table-cell>
          <table:table-cell/>
          <table:table-cell table:formula="of:=[.A9]-[.E9]" office:value-type="float" office:value="0.153477215190037" calcext:value-type="float">
            <text:p>0.153477215190037</text:p>
          </table:table-cell>
          <table:table-cell table:formula="of:=[.B9]-[.F9]" office:value-type="float" office:value="-0.0528573839662272" calcext:value-type="float">
            <text:p>-0.0528573839662272</text:p>
          </table:table-cell>
          <table:table-cell table:formula="of:=ABS([.I9])" office:value-type="float" office:value="0.153477215190037" calcext:value-type="float">
            <text:p>0.153477215190037</text:p>
          </table:table-cell>
          <table:table-cell table:formula="of:=ABS([.J9])" office:value-type="float" office:value="0.0528573839662272" calcext:value-type="float">
            <text:p>0.0528573839662272</text:p>
          </table:table-cell>
          <table:table-cell table:number-columns-repeated="2"/>
        </table:table-row>
        <table:table-row table:style-name="ro1">
          <table:table-cell office:value-type="float" office:value="410.866379310345" calcext:value-type="float">
            <text:p>410.866379310345</text:p>
          </table:table-cell>
          <table:table-cell office:value-type="float" office:value="340.398706896552" calcext:value-type="float">
            <text:p>340.398706896552</text:p>
          </table:table-cell>
          <table:table-cell office:value-type="float" office:value="0.958677685950413" calcext:value-type="float">
            <text:p>0.958677685950413</text:p>
          </table:table-cell>
          <table:table-cell/>
          <table:table-cell office:value-type="float" office:value="411.2603" calcext:value-type="float">
            <text:p>411.2603</text:p>
          </table:table-cell>
          <table:table-cell office:value-type="float" office:value="339.9883" calcext:value-type="float">
            <text:p>339.9883</text:p>
          </table:table-cell>
          <table:table-cell office:value-type="float" office:value="2.98717" calcext:value-type="float">
            <text:p>2.98717</text:p>
          </table:table-cell>
          <table:table-cell/>
          <table:table-cell table:formula="of:=[.A10]-[.E10]" office:value-type="float" office:value="-0.393920689655204" calcext:value-type="float">
            <text:p>-0.393920689655204</text:p>
          </table:table-cell>
          <table:table-cell table:formula="of:=[.B10]-[.F10]" office:value-type="float" office:value="0.410406896551706" calcext:value-type="float">
            <text:p>0.410406896551706</text:p>
          </table:table-cell>
          <table:table-cell table:formula="of:=ABS([.I10])" office:value-type="float" office:value="0.393920689655204" calcext:value-type="float">
            <text:p>0.393920689655204</text:p>
          </table:table-cell>
          <table:table-cell table:formula="of:=ABS([.J10])" office:value-type="float" office:value="0.410406896551706" calcext:value-type="float">
            <text:p>0.410406896551706</text:p>
          </table:table-cell>
          <table:table-cell table:number-columns-repeated="2"/>
        </table:table-row>
        <table:table-row table:style-name="ro1">
          <table:table-cell office:value-type="float" office:value="380.383177570093" calcext:value-type="float">
            <text:p>380.383177570093</text:p>
          </table:table-cell>
          <table:table-cell office:value-type="float" office:value="740.327102803738" calcext:value-type="float">
            <text:p>740.327102803738</text:p>
          </table:table-cell>
          <table:table-cell office:value-type="float" office:value="0.884297520661157" calcext:value-type="float">
            <text:p>0.884297520661157</text:p>
          </table:table-cell>
          <table:table-cell/>
          <table:table-cell office:value-type="float" office:value="380.3525" calcext:value-type="float">
            <text:p>380.3525</text:p>
          </table:table-cell>
          <table:table-cell office:value-type="float" office:value="740.3524" calcext:value-type="float">
            <text:p>740.3524</text:p>
          </table:table-cell>
          <table:table-cell office:value-type="float" office:value="2.518509" calcext:value-type="float">
            <text:p>2.518509</text:p>
          </table:table-cell>
          <table:table-cell/>
          <table:table-cell table:formula="of:=[.A11]-[.E11]" office:value-type="float" office:value="0.0306775700934168" calcext:value-type="float">
            <text:p>0.0306775700934168</text:p>
          </table:table-cell>
          <table:table-cell table:formula="of:=[.B11]-[.F11]" office:value-type="float" office:value="-0.0252971962617039" calcext:value-type="float">
            <text:p>-0.0252971962617039</text:p>
          </table:table-cell>
          <table:table-cell table:formula="of:=ABS([.I11])" office:value-type="float" office:value="0.0306775700934168" calcext:value-type="float">
            <text:p>0.0306775700934168</text:p>
          </table:table-cell>
          <table:table-cell table:formula="of:=ABS([.J11])" office:value-type="float" office:value="0.0252971962617039" calcext:value-type="float">
            <text:p>0.0252971962617039</text:p>
          </table:table-cell>
          <table:table-cell table:number-columns-repeated="2"/>
        </table:table-row>
        <table:table-row table:style-name="ro1">
          <table:table-cell office:value-type="float" office:value="481.835680751174" calcext:value-type="float">
            <text:p>481.835680751174</text:p>
          </table:table-cell>
          <table:table-cell office:value-type="float" office:value="713.807511737089" calcext:value-type="float">
            <text:p>713.807511737089</text:p>
          </table:table-cell>
          <table:table-cell office:value-type="float" office:value="0.880165289256198" calcext:value-type="float">
            <text:p>0.880165289256198</text:p>
          </table:table-cell>
          <table:table-cell/>
          <table:table-cell office:value-type="float" office:value="481.6979" calcext:value-type="float">
            <text:p>481.6979</text:p>
          </table:table-cell>
          <table:table-cell office:value-type="float" office:value="713.6754" calcext:value-type="float">
            <text:p>713.6754</text:p>
          </table:table-cell>
          <table:table-cell office:value-type="float" office:value="3.220143" calcext:value-type="float">
            <text:p>3.220143</text:p>
          </table:table-cell>
          <table:table-cell/>
          <table:table-cell table:formula="of:=[.A12]-[.E12]" office:value-type="float" office:value="0.13778075117375" calcext:value-type="float">
            <text:p>0.13778075117375</text:p>
          </table:table-cell>
          <table:table-cell table:formula="of:=[.B12]-[.F12]" office:value-type="float" office:value="0.132111737089303" calcext:value-type="float">
            <text:p>0.132111737089303</text:p>
          </table:table-cell>
          <table:table-cell table:formula="of:=ABS([.I12])" office:value-type="float" office:value="0.13778075117375" calcext:value-type="float">
            <text:p>0.13778075117375</text:p>
          </table:table-cell>
          <table:table-cell table:formula="of:=ABS([.J12])" office:value-type="float" office:value="0.132111737089303" calcext:value-type="float">
            <text:p>0.132111737089303</text:p>
          </table:table-cell>
          <table:table-cell table:number-columns-repeated="2"/>
        </table:table-row>
        <table:table-row table:style-name="ro1">
          <table:table-cell office:value-type="float" office:value="423.843373493976" calcext:value-type="float">
            <text:p>423.843373493976</text:p>
          </table:table-cell>
          <table:table-cell office:value-type="float" office:value="574.566265060241" calcext:value-type="float">
            <text:p>574.566265060241</text:p>
          </table:table-cell>
          <table:table-cell office:value-type="float" office:value="0.685950413223141" calcext:value-type="float">
            <text:p>0.685950413223141</text:p>
          </table:table-cell>
          <table:table-cell/>
          <table:table-cell office:value-type="float" office:value="423.9341" calcext:value-type="float">
            <text:p>423.9341</text:p>
          </table:table-cell>
          <table:table-cell office:value-type="float" office:value="574.6464" calcext:value-type="float">
            <text:p>574.6464</text:p>
          </table:table-cell>
          <table:table-cell office:value-type="float" office:value="2.162911" calcext:value-type="float">
            <text:p>2.162911</text:p>
          </table:table-cell>
          <table:table-cell/>
          <table:table-cell table:formula="of:=[.A13]-[.E13]" office:value-type="float" office:value="-0.0907265060240547" calcext:value-type="float">
            <text:p>-0.0907265060240547</text:p>
          </table:table-cell>
          <table:table-cell table:formula="of:=[.B13]-[.F13]" office:value-type="float" office:value="-0.0801349397589775" calcext:value-type="float">
            <text:p>-0.0801349397589775</text:p>
          </table:table-cell>
          <table:table-cell table:formula="of:=ABS([.I13])" office:value-type="float" office:value="0.0907265060240547" calcext:value-type="float">
            <text:p>0.0907265060240547</text:p>
          </table:table-cell>
          <table:table-cell table:formula="of:=ABS([.J13])" office:value-type="float" office:value="0.0801349397589775" calcext:value-type="float">
            <text:p>0.0801349397589775</text:p>
          </table:table-cell>
          <table:table-cell table:number-columns-repeated="2"/>
        </table:table-row>
        <table:table-row table:style-name="ro1">
          <table:table-cell office:value-type="float" office:value="190.825910931174" calcext:value-type="float">
            <text:p>190.825910931174</text:p>
          </table:table-cell>
          <table:table-cell office:value-type="float" office:value="506.036437246964" calcext:value-type="float">
            <text:p>506.036437246964</text:p>
          </table:table-cell>
          <table:table-cell office:value-type="float" office:value="0.680440771349862" calcext:value-type="float">
            <text:p>0.680440771349862</text:p>
          </table:table-cell>
          <table:table-cell/>
          <table:table-cell office:value-type="float" office:value="190.9472" calcext:value-type="float">
            <text:p>190.9472</text:p>
          </table:table-cell>
          <table:table-cell office:value-type="float" office:value="505.9413" calcext:value-type="float">
            <text:p>505.9413</text:p>
          </table:table-cell>
          <table:table-cell office:value-type="float" office:value="2.281039" calcext:value-type="float">
            <text:p>2.281039</text:p>
          </table:table-cell>
          <table:table-cell/>
          <table:table-cell table:formula="of:=[.A14]-[.E14]" office:value-type="float" office:value="-0.121289068825917" calcext:value-type="float">
            <text:p>-0.121289068825917</text:p>
          </table:table-cell>
          <table:table-cell table:formula="of:=[.B14]-[.F14]" office:value-type="float" office:value="0.0951372469635317" calcext:value-type="float">
            <text:p>0.0951372469635317</text:p>
          </table:table-cell>
          <table:table-cell table:formula="of:=ABS([.I14])" office:value-type="float" office:value="0.121289068825917" calcext:value-type="float">
            <text:p>0.121289068825917</text:p>
          </table:table-cell>
          <table:table-cell table:formula="of:=ABS([.J14])" office:value-type="float" office:value="0.0951372469635317" calcext:value-type="float">
            <text:p>0.0951372469635317</text:p>
          </table:table-cell>
          <table:table-cell table:number-columns-repeated="2"/>
        </table:table-row>
        <table:table-row table:style-name="ro1">
          <table:table-cell office:value-type="float" office:value="764.709677419355" calcext:value-type="float">
            <text:p>764.709677419355</text:p>
          </table:table-cell>
          <table:table-cell office:value-type="float" office:value="57.3064516129032" calcext:value-type="float">
            <text:p>57.3064516129032</text:p>
          </table:table-cell>
          <table:table-cell office:value-type="float" office:value="0.512396694214876" calcext:value-type="float">
            <text:p>0.512396694214876</text:p>
          </table:table-cell>
          <table:table-cell/>
          <table:table-cell office:value-type="float" office:value="764.9519" calcext:value-type="float">
            <text:p>764.9519</text:p>
          </table:table-cell>
          <table:table-cell office:value-type="float" office:value="57.62656" calcext:value-type="float">
            <text:p>57.62656</text:p>
          </table:table-cell>
          <table:table-cell office:value-type="float" office:value="1.098425" calcext:value-type="float">
            <text:p>1.098425</text:p>
          </table:table-cell>
          <table:table-cell/>
          <table:table-cell table:formula="of:=[.A15]-[.E15]" office:value-type="float" office:value="-0.242222580645148" calcext:value-type="float">
            <text:p>-0.242222580645148</text:p>
          </table:table-cell>
          <table:table-cell table:formula="of:=[.B15]-[.F15]" office:value-type="float" office:value="-0.320108387096774" calcext:value-type="float">
            <text:p>-0.320108387096774</text:p>
          </table:table-cell>
          <table:table-cell table:formula="of:=ABS([.I15])" office:value-type="float" office:value="0.242222580645148" calcext:value-type="float">
            <text:p>0.242222580645148</text:p>
          </table:table-cell>
          <table:table-cell table:formula="of:=ABS([.J15])" office:value-type="float" office:value="0.320108387096774" calcext:value-type="float">
            <text:p>0.320108387096774</text:p>
          </table:table-cell>
          <table:table-cell table:number-columns-repeated="2"/>
        </table:table-row>
        <table:table-row table:style-name="ro1">
          <table:table-cell office:value-type="float" office:value="803.237288135593" calcext:value-type="float">
            <text:p>803.237288135593</text:p>
          </table:table-cell>
          <table:table-cell office:value-type="float" office:value="309.203389830508" calcext:value-type="float">
            <text:p>309.203389830508</text:p>
          </table:table-cell>
          <table:table-cell office:value-type="float" office:value="0.487603305785124" calcext:value-type="float">
            <text:p>0.487603305785124</text:p>
          </table:table-cell>
          <table:table-cell/>
          <table:table-cell office:value-type="float" office:value="803.4259" calcext:value-type="float">
            <text:p>803.4259</text:p>
          </table:table-cell>
          <table:table-cell office:value-type="float" office:value="309.4683" calcext:value-type="float">
            <text:p>309.4683</text:p>
          </table:table-cell>
          <table:table-cell office:value-type="float" office:value="1.518893" calcext:value-type="float">
            <text:p>1.518893</text:p>
          </table:table-cell>
          <table:table-cell/>
          <table:table-cell table:formula="of:=[.A16]-[.E16]" office:value-type="float" office:value="-0.188611864406766" calcext:value-type="float">
            <text:p>-0.188611864406766</text:p>
          </table:table-cell>
          <table:table-cell table:formula="of:=[.B16]-[.F16]" office:value-type="float" office:value="-0.264910169491543" calcext:value-type="float">
            <text:p>-0.264910169491543</text:p>
          </table:table-cell>
          <table:table-cell table:formula="of:=ABS([.I16])" office:value-type="float" office:value="0.188611864406766" calcext:value-type="float">
            <text:p>0.188611864406766</text:p>
          </table:table-cell>
          <table:table-cell table:formula="of:=ABS([.J16])" office:value-type="float" office:value="0.264910169491543" calcext:value-type="float">
            <text:p>0.264910169491543</text:p>
          </table:table-cell>
          <table:table-cell table:number-columns-repeated="2"/>
        </table:table-row>
        <table:table-row table:style-name="ro1">
          <table:table-cell office:value-type="float" office:value="695.405940594059" calcext:value-type="float">
            <text:p>695.405940594059</text:p>
          </table:table-cell>
          <table:table-cell office:value-type="float" office:value="173.584158415842" calcext:value-type="float">
            <text:p>173.584158415842</text:p>
          </table:table-cell>
          <table:table-cell office:value-type="float" office:value="0.417355371900826" calcext:value-type="float">
            <text:p>0.417355371900826</text:p>
          </table:table-cell>
          <table:table-cell/>
          <table:table-cell office:value-type="float" office:value="695.4412" calcext:value-type="float">
            <text:p>695.4412</text:p>
          </table:table-cell>
          <table:table-cell office:value-type="float" office:value="173.7961" calcext:value-type="float">
            <text:p>173.7961</text:p>
          </table:table-cell>
          <table:table-cell office:value-type="float" office:value="0.959504" calcext:value-type="float">
            <text:p>0.959504</text:p>
          </table:table-cell>
          <table:table-cell/>
          <table:table-cell table:formula="of:=[.A17]-[.E17]" office:value-type="float" office:value="-0.0352594059406783" calcext:value-type="float">
            <text:p>-0.0352594059406783</text:p>
          </table:table-cell>
          <table:table-cell table:formula="of:=[.B17]-[.F17]" office:value-type="float" office:value="-0.211941584158382" calcext:value-type="float">
            <text:p>-0.211941584158382</text:p>
          </table:table-cell>
          <table:table-cell table:formula="of:=ABS([.I17])" office:value-type="float" office:value="0.0352594059406783" calcext:value-type="float">
            <text:p>0.0352594059406783</text:p>
          </table:table-cell>
          <table:table-cell table:formula="of:=ABS([.J17])" office:value-type="float" office:value="0.211941584158382" calcext:value-type="float">
            <text:p>0.211941584158382</text:p>
          </table:table-cell>
          <table:table-cell table:number-columns-repeated="2"/>
        </table:table-row>
        <table:table-row table:style-name="ro1">
          <table:table-cell office:value-type="float" office:value="784.175" calcext:value-type="float">
            <text:p>784.175</text:p>
          </table:table-cell>
          <table:table-cell office:value-type="float" office:value="559.5" calcext:value-type="float">
            <text:p>559.5</text:p>
          </table:table-cell>
          <table:table-cell office:value-type="float" office:value="0.330578512396694" calcext:value-type="float">
            <text:p>0.330578512396694</text:p>
          </table:table-cell>
          <table:table-cell/>
          <table:table-cell office:value-type="float" office:value="784.3907" calcext:value-type="float">
            <text:p>784.3907</text:p>
          </table:table-cell>
          <table:table-cell office:value-type="float" office:value="559.8101" calcext:value-type="float">
            <text:p>559.8101</text:p>
          </table:table-cell>
          <table:table-cell office:value-type="float" office:value="0.60899" calcext:value-type="float">
            <text:p>0.60899</text:p>
          </table:table-cell>
          <table:table-cell/>
          <table:table-cell table:formula="of:=[.A18]-[.E18]" office:value-type="float" office:value="-0.215700000000083" calcext:value-type="float">
            <text:p>-0.215700000000083</text:p>
          </table:table-cell>
          <table:table-cell table:formula="of:=[.B18]-[.F18]" office:value-type="float" office:value="-0.310100000000034" calcext:value-type="float">
            <text:p>-0.310100000000034</text:p>
          </table:table-cell>
          <table:table-cell table:formula="of:=ABS([.I18])" office:value-type="float" office:value="0.215700000000083" calcext:value-type="float">
            <text:p>0.215700000000083</text:p>
          </table:table-cell>
          <table:table-cell table:formula="of:=ABS([.J18])" office:value-type="float" office:value="0.310100000000034" calcext:value-type="float">
            <text:p>0.310100000000034</text:p>
          </table:table-cell>
          <table:table-cell table:number-columns-repeated="2"/>
        </table:table-row>
        <table:table-row table:style-name="ro2" table:number-rows-repeated="2">
          <table:table-cell table:style-name="Default" table:number-columns-repeated="3"/>
          <table:table-cell/>
          <table:table-cell table:style-name="Default" table:number-columns-repeated="3"/>
          <table:table-cell table:number-columns-repeated="7"/>
        </table:table-row>
        <table:table-row table:style-name="ro2">
          <table:table-cell table:style-name="Default" table:number-columns-repeated="2"/>
          <table:table-cell table:style-name="Default" office:value-type="string" calcext:value-type="string">
            <text:p>max_err_x</text:p>
          </table:table-cell>
          <table:table-cell table:formula="of:=MAX([.I2:.I18])" office:value-type="float" office:value="0.153477215190037" calcext:value-type="float">
            <text:p>0.153477215190037</text:p>
          </table:table-cell>
          <table:table-cell table:style-name="Default" table:formula="of:=MIN([.J2:.J18])" office:value-type="float" office:value="-0.320108387096774" calcext:value-type="float">
            <text:p>-0.320108387096774</text:p>
          </table:table-cell>
          <table:table-cell table:style-name="Default" table:number-columns-repeated="2"/>
          <table:table-cell table:number-columns-repeated="7"/>
        </table:table-row>
        <table:table-row table:style-name="ro2">
          <table:table-cell table:style-name="Default" table:number-columns-repeated="2"/>
          <table:table-cell table:style-name="Default" office:value-type="string" calcext:value-type="string">
            <text:p>max_err_y</text:p>
          </table:table-cell>
          <table:table-cell table:formula="of:=MAX([.J2:.J18])" office:value-type="float" office:value="0.410406896551706" calcext:value-type="float">
            <text:p>0.410406896551706</text:p>
          </table:table-cell>
          <table:table-cell table:style-name="Default" table:formula="of:=MIN([.I2:.I18])" office:value-type="float" office:value="-0.393920689655204" calcext:value-type="float">
            <text:p>-0.393920689655204</text:p>
          </table:table-cell>
          <table:table-cell table:style-name="Default" table:number-columns-repeated="2"/>
          <table:table-cell table:number-columns-repeated="7"/>
        </table:table-row>
        <table:table-row table:style-name="ro2">
          <table:table-cell table:style-name="Default" table:number-columns-repeated="3"/>
          <table:table-cell/>
          <table:table-cell table:style-name="Default" table:number-columns-repeated="3"/>
          <table:table-cell table:number-columns-repeated="7"/>
        </table:table-row>
        <table:table-row table:style-name="ro2">
          <table:table-cell table:style-name="Default" table:number-columns-repeated="2"/>
          <table:table-cell table:style-name="Default" office:value-type="string" calcext:value-type="string">
            <text:p>avg_mod_err_x</text:p>
          </table:table-cell>
          <table:table-cell table:formula="of:=AVERAGE([.K2:.K18])" office:value-type="float" office:value="0.115692806482766" calcext:value-type="float">
            <text:p>0.115692806482766</text:p>
          </table:table-cell>
          <table:table-cell table:style-name="Default" table:number-columns-repeated="3"/>
          <table:table-cell table:number-columns-repeated="7"/>
        </table:table-row>
        <table:table-row table:style-name="ro2">
          <table:table-cell table:style-name="Default" table:number-columns-repeated="2"/>
          <table:table-cell table:style-name="Default" office:value-type="string" calcext:value-type="string">
            <text:p>avg_mod_err_y</text:p>
          </table:table-cell>
          <table:table-cell table:formula="of:=AVERAGE([.L2:.L18])" office:value-type="float" office:value="0.129926205797757" calcext:value-type="float">
            <text:p>0.129926205797757</text:p>
          </table:table-cell>
          <table:table-cell table:style-name="Default" table:number-columns-repeated="3"/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0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19">
      <number:minutes number:style="long"/>
      <number:text>:</number:text>
      <number:seconds number:style="long" number:decimal-places="1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/>
    </number:time-style>
    <number:number-style style:name="N11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6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5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5P2" style:volatile="true">
      <number:text> </number:text>
      <number:fill-character> </number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4P0" style:volatile="true">
      <number:number number:decimal-places="2" number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4P0"/>
    </number:number-style>
    <number:number-style style:name="N113P0" style:volatile="true">
      <number:number number:decimal-places="2" number:min-decimal-places="2" number:min-integer-digits="1" number:grouping="true"/>
    </number:number-style>
    <number:number-style style:name="N113">
      <number:text>-</number:text>
      <number:number number:decimal-places="2" number:min-decimal-places="2" number:min-integer-digits="1" number:grouping="true"/>
      <style:map style:condition="value()&gt;=0" style:apply-style-name="N113P0"/>
    </number:number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1P0" style:volatile="true">
      <number:number number:decimal-places="0" number:min-decimal-places="0" number:min-integer-digits="1" number:grouping="true"/>
    </number:number-style>
    <number:number-style style:name="N111">
      <number:text>-</number:text>
      <number:number number:decimal-places="0" number:min-decimal-places="0" number:min-integer-digits="1" number:grouping="true"/>
      <style:map style:condition="value()&gt;=0" style:apply-style-name="N111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4T23:13:09.212107846</meta:creation-date>
    <dc:date>2024-03-14T23:42:14.166366246</dc:date>
    <meta:editing-duration>PT29M4S</meta:editing-duration>
    <meta:editing-cycles>2</meta:editing-cycles>
    <meta:generator>LibreOffice/7.3.7.2$Linux_X86_64 LibreOffice_project/30$Build-2</meta:generator>
    <meta:document-statistic meta:table-count="1" meta:cell-count="190" meta:object-count="0"/>
  </office:meta>
</office:document-meta>
</file>